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5a06b" officeooo:paragraph-rsid="0005a06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8pt" fo:language="de" fo:country="DE" style:letter-kerning="false" style:font-name-asian="Calibri1" style:font-size-asian="8pt" style:language-asian="en" style:country-asian="US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15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text-properties officeooo:paragraph-rsid="000986c4" style:font-name-asian="Arial1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986c4" style:font-name-asian="Calibri1"/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a6a6a6" loext:opacity="100%" fo:font-size="9pt" style:font-size-asian="9pt" style:font-size-complex="9pt">
        <loext:char-complex-color loext:theme-type="light1" loext:color-type="theme">
          <loext:transformation loext:type="shade" loext:value="3490"/>
        </loext:char-complex-color>
      </style:text-properties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5278b"/>
    </style:style>
    <style:style style:name="T12" style:family="text">
      <style:text-properties officeooo:rsid="0005a06b"/>
    </style:style>
    <style:style style:name="T13" style:family="text">
      <style:text-properties style:font-name="Calibri" fo:font-size="11pt" fo:language="de" fo:country="DE" style:letter-kerning="false" style:font-size-asian="11pt" style:language-asian="en" style:country-asian="US" style:font-size-complex="11pt" style:language-complex="ar" style:country-complex="S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Hlk527651415"/></text:p>
      <text:p text:style-name="Standard"><draw:frame draw:style-name="fr2" draw:name="Rahmen1" text:anchor-type="paragraph" svg:x="0cm" svg:y="2.212cm" svg:width="5.242cm" draw:z-index="1" loext:may-break-between-pages="true"><draw:text-box fo:min-height="0.041cm"><table:table table:name="Tabelle1" table:style-name="Tabelle1"><table:table-column table:style-name="Tabelle1.A"/><table:table-row table:style-name="Tabelle1.1"><table:table-cell table:style-name="Tabelle1.A1" office:value-type="string"><text:p text:style-name="P3" loext:marker-style-name="T7"><text:span text:style-name="T7">Rechnungsempfänger:</text:span></text:p><text:p text:style-name="P3" loext:marker-style-name="T7"><text:span text:style-name="T7">Straße, Hausnummer</text:span></text:p><text:p text:style-name="P3" loext:marker-style-name="T8"><text:span text:style-name="T7">PLZ, Ort</text:span></text:p></table:table-cell></table:table-row></table:table></draw:text-box></draw:frame></text:p>
      <text:p text:style-name="P8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4"><text:span text:style-name="T11">Brauverein Schwabach e.V.</text:span> </text:p>
            <text:p text:style-name="P1">Nördliche Ringstrasse 12B</text:p>
            <text:p text:style-name="P4"><text:span text:style-name="T11">91126</text:span> <text:span text:style-name="T11">Schwabach</text:span></text:p>
          </table:table-cell>
        </table:table-row>
      </table:table>
      <text:p text:style-name="P8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4">Datum: 01.01.2019</text:p>
            <text:p text:style-name="P4">Rechnungsnummer: 2019-1001</text:p>
            <text:p text:style-name="P6">Rechnungsdatum entspricht Liefer-/Leistungsdatum</text:p>
          </table:table-cell>
        </table:table-row>
      </table:table>
      <text:p text:style-name="P8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3" loext:marker-style-name="T9"><text:span text:style-name="T9">Rechnung</text:span><text:span text:style-name="T9"/></text:p>
          </table:table-cell>
        </table:table-row>
      </table:table>
      <text:p text:style-name="P8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3">Sehr geehrter Herr Schmidt,</text:p>
            <text:p text:style-name="P3"/>
            <text:p text:style-name="P3">vielen Dank, für Ihren Auftrag. Vereinbarungsgemäß berechnen wir Ihnen hiermit folgende Leistungen: </text:p>
          </table:table-cell>
        </table:table-row>
      </table:table>
      <text:p text:style-name="P8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3">Position</text:p>
          </table:table-cell>
          <table:table-cell table:style-name="Tabelle7.A1" office:value-type="string">
            <text:p text:style-name="P4">Anzahl</text:p>
          </table:table-cell>
          <table:table-cell table:style-name="Tabelle7.A1" office:value-type="string">
            <text:p text:style-name="P4">Einheit</text:p>
          </table:table-cell>
          <table:table-cell table:style-name="Tabelle7.A1" office:value-type="string">
            <text:p text:style-name="P3">Bezeichnung</text:p>
          </table:table-cell>
          <table:table-cell table:style-name="Tabelle7.A1" office:value-type="string">
            <text:p text:style-name="P4">Einzelpreis</text:p>
          </table:table-cell>
          <table:table-cell table:style-name="Tabelle7.A1" office:value-type="string">
            <text:p text:style-name="P4">Gesamtpreis</text:p>
          </table:table-cell>
        </table:table-row>
        <table:table-row table:style-name="Tabelle7.2"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3">5</text:p>
          </table:table-cell>
          <table:table-cell table:style-name="Tabelle7.C2" office:value-type="string">
            <text:p text:style-name="P3">Stück</text:p>
          </table:table-cell>
          <table:table-cell table:style-name="Tabelle7.D2" office:value-type="string">
            <text:p text:style-name="P5">Bier Weihnachtsbock Flaschen</text:p>
          </table:table-cell>
          <table:table-cell table:style-name="Tabelle7.E2" office:value-type="string">
            <text:p text:style-name="P4">3,00 €</text:p>
          </table:table-cell>
          <table:table-cell table:style-name="Tabelle7.F2" office:value-type="string">
            <text:p text:style-name="P4">15,00 €</text:p>
          </table:table-cell>
        </table:table-row>
        <table:table-row table:style-name="Tabelle7.3">
          <table:table-cell table:style-name="Tabelle7.A3" office:value-type="string">
            <text:p text:style-name="P3"/>
          </table:table-cell>
          <table:table-cell table:style-name="Tabelle7.B3" office:value-type="string">
            <text:p text:style-name="P3"/>
          </table:table-cell>
          <table:table-cell table:style-name="Tabelle7.C3" office:value-type="string">
            <text:p text:style-name="P3"/>
          </table:table-cell>
          <table:table-cell table:style-name="Tabelle7.D3" office:value-type="string">
            <text:p text:style-name="P3"/>
          </table:table-cell>
          <table:table-cell table:style-name="Tabelle7.E3" office:value-type="string">
            <text:p text:style-name="P4"/>
          </table:table-cell>
          <table:table-cell table:style-name="Tabelle7.F3" office:value-type="string">
            <text:p text:style-name="P4"/>
          </table:table-cell>
        </table:table-row>
        <table:table-row table:style-name="Tabelle7.3">
          <table:table-cell table:style-name="Tabelle7.A4" office:value-type="string">
            <text:p text:style-name="P3"/>
          </table:table-cell>
          <table:table-cell table:style-name="Tabelle7.B4" office:value-type="string">
            <text:p text:style-name="P3"/>
          </table:table-cell>
          <table:table-cell table:style-name="Tabelle7.C4" office:value-type="string">
            <text:p text:style-name="P3"/>
          </table:table-cell>
          <table:table-cell table:style-name="Tabelle7.D4" office:value-type="string">
            <text:p text:style-name="P3"/>
          </table:table-cell>
          <table:table-cell table:style-name="Tabelle7.E4" office:value-type="string">
            <text:p text:style-name="P3"/>
          </table:table-cell>
          <table:table-cell table:style-name="Tabelle7.F4" office:value-type="string">
            <text:p text:style-name="P4"/>
          </table:table-cell>
        </table:table-row>
        <table:table-row table:style-name="Tabelle7.3">
          <table:table-cell table:style-name="Tabelle7.A5" office:value-type="string">
            <text:p text:style-name="P3"/>
          </table:table-cell>
          <table:table-cell table:style-name="Tabelle7.B5" office:value-type="string">
            <text:p text:style-name="P3"/>
          </table:table-cell>
          <table:table-cell table:style-name="Tabelle7.C5" office:value-type="string">
            <text:p text:style-name="P3"/>
          </table:table-cell>
          <table:table-cell table:style-name="Tabelle7.D5" office:value-type="string">
            <text:p text:style-name="P3"/>
          </table:table-cell>
          <table:table-cell table:style-name="Tabelle7.E5" office:value-type="string">
            <text:p text:style-name="P3"/>
          </table:table-cell>
          <table:table-cell table:style-name="Tabelle7.F5" office:value-type="string">
            <text:p text:style-name="P4"/>
          </table:table-cell>
        </table:table-row>
        <table:table-row table:style-name="Tabelle7.6">
          <table:table-cell table:style-name="Tabelle7.A6" table:number-columns-spanned="5" office:value-type="string">
            <text:p text:style-name="P3"><text:span text:style-name="T12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4">30,00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4"/>
          </table:table-cell>
        </table:table-row>
        <table:table-row table:style-name="Tabelle7.7">
          <table:table-cell table:style-name="Tabelle7.A1" table:number-columns-spanned="5" office:value-type="string">
            <text:p text:style-name="P3" loext:marker-style-name="T10"><text:span text:style-name="T10">Rechnungsbetrag</text:span><text:span text:style-name="T10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4" loext:marker-style-name="T10"><text:span text:style-name="T10">35,70 €</text:span><text:span text:style-name="T10"/></text:p>
          </table:table-cell>
        </table:table-row>
      </table:table>
      <text:p text:style-name="P8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3">Bitte überweisen Sie den Rechnungsbetrag innerhalb von 14 Tagen auf unser unten genanntes Konto.</text:p>
            <text:p text:style-name="P3"/>
            <text:p text:style-name="P18">Gemäß § 19 Abs. 1 UStG wird keine Umsatzsteuer ausgewiesen.</text:p>
            <text:p text:style-name="P19"><text:span text:style-name="T13">Für weitere Fragen stehen wir Ihnen sehr gerne zur Verfügung.</text:span></text:p>
          </table:table-cell>
        </table:table-row>
      </table:table>
      <text:p text:style-name="P8"/>
      <text:p text:style-name="P9"><draw:frame draw:style-name="fr1" draw:name="Rahmen3" text:anchor-type="paragraph" svg:x="0.053cm" svg:y="-0.044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3">Mit freundlichen Grüßen</text:p><text:p text:style-name="P3">Max Mustermann </text:p></table:table-cell></table:table-row></table:table></draw:text-box></draw:frame><text:bookmark-end text:name="_Hlk5276514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>[Ihr Logo</text:span></text:p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1" loext:marker-style-name="MT2"><text:span text:style-name="MT2">Brauverein Schwabach e.V.</text:span></text:p>
              <text:p text:style-name="MP2" loext:marker-style-name="MT2"><text:span text:style-name="MT3">Nördliche Ringstrasse 12B</text:span></text:p>
              <text:p text:style-name="MP1" loext:marker-style-name="MT2"><text:span text:style-name="MT2">91126 Schwabach</text:span></text:p>
              <text:p text:style-name="MP2" loext:marker-style-name="MT2"><text:span text:style-name="MT2">Tel: +</text:span><text:span text:style-name="MT3">49 (0)911 3606040</text:span></text:p>
              <text:p text:style-name="MP2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2" loext:marker-style-name="MT2"><text:span text:style-name="MT2">Kreditinstitut: </text:span><text:span text:style-name="MT3">Sparkasse Mittelfranken Süd</text:span></text:p>
              <text:p text:style-name="MP3" loext:marker-style-name="MT2"><text:span text:style-name="MT4">IBAN: </text:span><text:span text:style-name="MT2">DE83 7645 0000 0231 9280 78 </text:span></text:p>
              <text:p text:style-name="MP3" loext:marker-style-name="MT2"><text:span text:style-name="MT4">BIC: </text:span><text:span text:style-name="MT2">BYLADEM1SRS </text:span></text:p>
              <text:p text:style-name="MP2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4"><text:span text:style-name="MT5">VR</text:span><text:span text:style-name="MT2">: </text:span><text:span text:style-name="MT5">202538</text:span></text:p>
              <text:p text:style-name="MP5"><text:span text:style-name="MT5">S</text:span><text:span text:style-name="MT2">teuernummer: 241/111/30279 </text:span></text:p>
              <text:p text:style-name="MP4"><text:span text:style-name="MT2">Amtsgericht: </text:span><text:span text:style-name="MT3">Nürnberg</text:span><text:span text:style-name="MT2"> </text:span></text:p>
              <text:p text:style-name="MP4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6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7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2" loext:marker-style-name="MT2"><text:span text:style-name="MT2">Musterfirma GmbH</text:span></text:p>
              <text:p text:style-name="MP2" loext:marker-style-name="MT2"><text:span text:style-name="MT2">Musterstraße, 23</text:span></text:p>
              <text:p text:style-name="MP2" loext:marker-style-name="MT2"><text:span text:style-name="MT2">12345, Musterhausen</text:span></text:p>
              <text:p text:style-name="MP2" loext:marker-style-name="MT2"><text:span text:style-name="MT2">Tel: +40 (0)30 12345678</text:span></text:p>
              <text:p text:style-name="MP2" loext:marker-style-name="MT2"><text:span text:style-name="MT2">E-Mail: info@muster.de</text:span></text:p>
            </table:table-cell>
            <table:table-cell table:style-name="Tabelle11.A1" office:value-type="string">
              <text:p text:style-name="MP2" loext:marker-style-name="MT2"><text:span text:style-name="MT2">Kreditinstitut: Commerzbank</text:span></text:p>
              <text:p text:style-name="MP2" loext:marker-style-name="MT2"><text:span text:style-name="MT2">IBAN: DE3423 4562 3435 6765</text:span></text:p>
              <text:p text:style-name="MP2" loext:marker-style-name="MT2"><text:span text:style-name="MT2">BIC: COBADEFFXXX</text:span></text:p>
              <text:p text:style-name="MP2" loext:marker-style-name="MT2"><text:span text:style-name="MT2">Kto. Inh.: Max Mustermann</text:span></text:p>
            </table:table-cell>
            <table:table-cell table:style-name="Tabelle11.A1" office:value-type="string">
              <text:p text:style-name="MP4" loext:marker-style-name="MT2"><text:span text:style-name="MT2">USt-ID: DE24324567</text:span></text:p>
              <text:p text:style-name="MP4" loext:marker-style-name="MT2"><text:span text:style-name="MT2">HRB: 1234567B </text:span></text:p>
              <text:p text:style-name="MP4" loext:marker-style-name="MT2"><text:span text:style-name="MT2">Amtsgericht: Charlottenburg </text:span></text:p>
              <text:p text:style-name="MP4" loext:marker-style-name="MT2"><text:span text:style-name="MT2">Geschäftsführer: Max Mustermann</text:span></text:p>
              <text:p text:style-name="MP4" loext:marker-style-name="MT2"><text:span text:style-name="MT2">Webseite: www.firma.de </text:span></text:p>
            </table:table-cell>
          </table:table-row>
        </table:table>
        <text:p text:style-name="MP6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10</meta:editing-cycles>
    <meta:print-date>2024-12-11T08:59:20.699000000</meta:print-date>
    <meta:creation-date>2024-03-05T09:57:00</meta:creation-date>
    <dc:date>2024-12-11T08:58:56.474000000</dc:date>
    <meta:editing-duration>PT15M49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2" meta:word-count="181" meta:character-count="1435" meta:non-whitespace-character-count="1301"/>
    <meta:user-defined meta:name="AppVersion">16.0000</meta:user-defined>
    <meta:template xlink:type="simple" xlink:actuate="onRequest" xlink:title="Normal" xlink:href=""/>
  </office:meta>
</office:document-meta>
</file>